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61d2" officeooo:paragraph-rsid="001161d2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1161d2" officeooo:paragraph-rsid="001161d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161d2" officeooo:paragraph-rsid="001161d2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18pt" fo:font-weight="bold" officeooo:rsid="001161d2" officeooo:paragraph-rsid="001161d2" style:font-size-asian="18pt" style:font-weight-asian="bold" style:font-size-complex="18pt" style:font-weight-complex="bold"/>
    </style:style>
    <style:style style:name="P5" style:family="paragraph" style:parent-style-name="Footer">
      <style:text-properties officeooo:rsid="001161d2" officeooo:paragraph-rsid="001161d2"/>
    </style:style>
    <style:style style:name="P6" style:family="paragraph" style:parent-style-name="Footer">
      <style:paragraph-properties fo:text-align="end" style:justify-single-word="false"/>
      <style:text-properties officeooo:rsid="001161d2" officeooo:paragraph-rsid="001161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DC</text:p>
      <text:p text:style-name="P3"/>
      <text:p text:style-name="P3">Librairie PHP</text:p>
      <text:p text:style-name="P3"/>
      <text:p text:style-name="P3"/>
      <text:p text:style-name="P3"/>
      <text:p text:style-name="P3"/>
      <text:p text:style-name="P1"/>
      <text:p text:style-name="P1">Gestion d’un espace protégé par identifiant, </text:p>
      <text:p text:style-name="P1">mot de passe et 2fa</text:p>
      <text:p text:style-name="P4">SOMMAI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995434401" text:style-name="L1">
        <text:list-item>
          <text:p text:style-name="P2">Généralité …………………………………………………………………………….. 3</text:p>
        </text:list-item>
        <text:list-item>
          <text:p text:style-name="P2">Fonctionalité ………………………………………………………………………… 23</text:p>
        </text:list-item>
        <text:list-item>
          <text:p text:style-name="P2">Sécurité ……………………………………………………………………………….. 12</text:p>
        </text:list-item>
        <text:list-item>
          <text:p text:style-name="P2">Interface utilisateur ……………………………………………………………… 15</text:p>
        </text:list-item>
        <text:list-item>
          <text:p text:style-name="P2">Log/Debuggage …………………………………………………………………….. 17</text:p>
        </text:list-item>
        <text:list-item>
          <text:p text:style-name="P2">Mise à jour …………………………………………………………………………… 30</text:p>
        </text:list-item>
      </text:list>
      <text:p text:style-name="P4">Générali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61d2" officeooo:paragraph-rsid="001161d2"/>
    </style:style>
    <style:style style:name="MP2" style:family="paragraph" style:parent-style-name="Footer">
      <style:paragraph-properties fo:text-align="end" style:justify-single-word="false"/>
      <style:text-properties officeooo:rsid="001161d2" officeooo:paragraph-rsid="001161d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ocument 0.1 06/01/2017</text:p>
        <text:p text:style-name="MP2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6:57:41.160456838</meta:creation-date>
    <dc:date>2018-01-06T17:07:21.263116641</dc:date>
    <meta:editing-duration>PT9M43S</meta:editing-duration>
    <meta:editing-cycles>1</meta:editing-cycles>
    <meta:document-statistic meta:table-count="0" meta:image-count="0" meta:object-count="0" meta:page-count="3" meta:paragraph-count="14" meta:word-count="47" meta:character-count="407" meta:non-whitespace-character-count="379"/>
    <meta:generator>LibreOffice/5.4.4.2$Linux_X86_64 LibreOffice_project/40m0$Build-2</meta:generator>
  </office:meta>
</office:document-meta>
</file>